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margin-top="0in" fo:margin-bottom="0.111in" style:contextual-spacing="false" fo:line-height="105%"/>
    </style:style>
    <style:style style:name="P2" style:family="paragraph" style:parent-style-name="Standard">
      <style:paragraph-properties fo:margin-top="0in" fo:margin-bottom="0.111in" style:contextual-spacing="false" fo:line-height="105%" fo:text-align="center" style:justify-single-word="false"/>
    </style:style>
    <style:style style:name="P3" style:family="paragraph" style:parent-style-name="Standard">
      <style:text-properties fo:language="ru" fo:country="RU"/>
    </style:style>
    <style:style style:name="P4" style:family="paragraph" style:parent-style-name="Standard">
      <style:paragraph-properties fo:text-align="center" style:justify-single-word="false"/>
      <style:text-properties fo:language="ru" fo:country="RU"/>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color="#262626" loext:opacity="100%" style:font-name="TimesNewRomanPSMT" fo:font-size="22pt" fo:language="ru" fo:country="RU" style:font-size-asian="22pt"/>
    </style:style>
    <style:style style:name="P7" style:family="paragraph" style:parent-style-name="Standard">
      <style:paragraph-properties fo:margin-left="0in" fo:margin-right="0in" fo:text-indent="0.4917in" style:auto-text-indent="false"/>
    </style:style>
    <style:style style:name="P8" style:family="paragraph" style:parent-style-name="Standard">
      <style:paragraph-properties fo:margin-left="0in" fo:margin-right="0in" fo:text-indent="0.4917in" style:auto-text-indent="false"/>
      <style:text-properties fo:language="ru" fo:country="RU"/>
    </style:style>
    <style:style style:name="P9" style:family="paragraph" style:parent-style-name="Standard">
      <style:paragraph-properties fo:margin-left="0in" fo:margin-right="0in" fo:text-indent="0.4917in" style:auto-text-indent="false"/>
      <style:text-properties fo:color="#262626" loext:opacity="100%" style:font-name="TimesNewRomanPSMT" fo:font-size="22pt" fo:language="ru" fo:country="RU" style:font-size-asian="22pt"/>
    </style:style>
    <style:style style:name="P10" style:family="paragraph" style:parent-style-name="Standard">
      <style:paragraph-properties fo:margin-top="0in" fo:margin-bottom="0.111in" style:contextual-spacing="false" fo:line-height="105%" fo:text-align="center" style:justify-single-word="false"/>
      <style:text-properties officeooo:paragraph-rsid="001bc731"/>
    </style:style>
    <style:style style:name="P11" style:family="paragraph" style:parent-style-name="Standard">
      <style:paragraph-properties fo:margin-top="0in" fo:margin-bottom="0.111in" style:contextual-spacing="false" fo:line-height="107%" fo:text-align="center" style:justify-single-word="false"/>
      <style:text-properties officeooo:paragraph-rsid="001bc731"/>
    </style:style>
    <style:style style:name="P12" style:family="paragraph" style:parent-style-name="Standard">
      <style:paragraph-properties fo:margin-top="0in" fo:margin-bottom="0.111in" style:contextual-spacing="false" fo:line-height="107%"/>
      <style:text-properties officeooo:paragraph-rsid="001bc731"/>
    </style:style>
    <style:style style:name="P13" style:family="paragraph" style:parent-style-name="Standard">
      <style:paragraph-properties fo:margin-top="0in" fo:margin-bottom="0.111in" style:contextual-spacing="false" fo:line-height="107%"/>
      <style:text-properties fo:color="#262626" loext:opacity="100%" style:font-name="TimesNewRomanPSMT" fo:font-size="12pt" style:text-underline-style="none" officeooo:paragraph-rsid="001bc731" style:font-size-asian="12pt"/>
    </style:style>
    <style:style style:name="P14" style:family="paragraph" style:parent-style-name="Standard" style:master-page-name="MP0">
      <style:paragraph-properties fo:margin-top="0in" fo:margin-bottom="0.111in" style:contextual-spacing="false" fo:line-height="107%" fo:text-align="center" style:justify-single-word="false" style:page-number="auto" fo:break-before="page"/>
      <style:text-properties officeooo:paragraph-rsid="001bc731"/>
    </style:style>
    <style:style style:name="P15" style:family="paragraph" style:parent-style-name="Standard" style:list-style-name="L1">
      <style:text-properties fo:language="ru" fo:country="RU"/>
    </style:style>
    <style:style style:name="P16" style:family="paragraph" style:parent-style-name="Standard">
      <style:paragraph-properties fo:text-align="center" style:justify-single-word="false"/>
      <style:text-properties officeooo:paragraph-rsid="001bc731"/>
    </style:style>
    <style:style style:name="P17" style:family="paragraph" style:parent-style-name="Standard">
      <style:text-properties officeooo:paragraph-rsid="001bc731"/>
    </style:style>
    <style:style style:name="T1" style:family="text">
      <style:text-properties fo:color="#262626" loext:opacity="100%" style:font-name="TimesNewRomanPSMT"/>
    </style:style>
    <style:style style:name="T2" style:family="text">
      <style:text-properties fo:color="#262626" loext:opacity="100%" style:font-name="TimesNewRomanPSMT" fo:font-size="22pt" fo:language="ru" fo:country="RU" style:font-size-asian="22pt"/>
    </style:style>
    <style:style style:name="T3" style:family="text">
      <style:text-properties fo:color="#262626" loext:opacity="100%" style:font-name="TimesNewRomanPSMT" fo:font-size="22pt" fo:language="ru" fo:country="RU" officeooo:rsid="00436e11" style:font-size-asian="22pt"/>
    </style:style>
    <style:style style:name="T4" style:family="text">
      <style:text-properties fo:color="#262626" loext:opacity="100%" style:font-name="TimesNewRomanPSMT" fo:font-size="22pt" fo:language="ru" fo:country="RU" officeooo:rsid="0047dfb9" style:font-size-asian="22pt"/>
    </style:style>
    <style:style style:name="T5" style:family="text">
      <style:text-properties fo:color="#262626" loext:opacity="100%" style:font-name="TimesNewRomanPSMT" fo:font-size="22pt" style:text-underline-style="none" style:font-size-asian="22pt"/>
    </style:style>
    <style:style style:name="T6" style:family="text">
      <style:text-properties fo:color="#262626" loext:opacity="100%" style:font-name="TimesNewRomanPSMT" fo:font-size="22pt" style:text-underline-style="none" officeooo:rsid="002391fb" style:font-size-asian="22pt"/>
    </style:style>
    <style:style style:name="T7" style:family="text">
      <style:text-properties fo:color="#262626" loext:opacity="100%" style:font-name="TimesNewRomanPSMT" fo:language="ru" fo:country="RU"/>
    </style:style>
    <style:style style:name="T8" style:family="text">
      <style:text-properties fo:color="#262626" loext:opacity="100%" style:font-name="TimesNewRomanPSMT" fo:font-size="12pt" style:text-underline-style="none" style:font-size-asian="12pt"/>
    </style:style>
    <style:style style:name="T9" style:family="text">
      <style:text-properties fo:language="ru" fo:country="RU"/>
    </style:style>
    <style:style style:name="T10" style:family="text">
      <style:text-properties officeooo:rsid="003297b3"/>
    </style:style>
    <style:style style:name="T11" style:family="text">
      <style:text-properties officeooo:rsid="002de77b"/>
    </style:style>
    <text:list-style style:name="L1">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5">Титульный слайд</text:span></text:p>
      <text:p text:style-name="P12"><text:span text:style-name="T5"><text:tab/></text:span><text:span text:style-name="T8">Вопрос по выбору посвящен квантовым вычислениям и их реализации в квантовых компьютерах на ионных ловушках. Его я сделал совместно с (имя соседа). Мотив был следующий: сейчас тема квантовых компьютеров очень популярна в связи с перспективой их применения в криптографии и математическом моделировании. В СМИ очень много статей посвящено их поразительной эффективности для решения различных задач и их серьезном влиянии на будущее человечества. Мы решили разобраться в этой теме, узнать как устроен квантовый компьютер, а также оценить, насколько действительно хороши квантовые компьютеры с точки зрения вычислений. <text:s/>Конкретно нас заинтересовало, как вычисляют квантовые компьютеры, чем они отличаются от классических, как они устроены с точки зрения физики и насколько они перспективны. Как оказалось, квантовые компьютеры имеют массу физических вопрощений. Конкретную реализацию на ионных ловушках нам подсказал Сергей Петрович Никитин, член клуба менторов Физтех-Союза по науке. Конечно, эта реализация далеко не единственная. Так, <text:s/>существуют кубиты на фотонах, сверхпроводниках, оптических резонаторах. Их физика сложна и существенно выходит за рамки курса по атомной и ядерной физике. Поэтому выбор в пользу ионных ловушек нам показался осмысленным с точки зрения трудности восприятия и приближённости к курсу общей физики.</text:span></text:p>
      <text:p text:style-name="P11"><text:span text:style-name="T8"><text:tab/></text:span><text:span text:style-name="T5">Оглавление</text:span></text:p>
      <text:p text:style-name="P12"><text:span text:style-name="T5"><text:tab/></text:span><text:span text:style-name="T8">Содержание нашего вопроса по выбору следующее…</text:span></text:p>
      <text:p text:style-name="P11"><text:span text:style-name="T5">Введение в квантовые вычисления</text:span></text:p>
      <text:p text:style-name="P12"><text:span text:style-name="T8"><text:tab/>Зададимся вначале простым вопросом: как реализуется классический бит? Ответ на него прост: существуют триггеры – электронные устройства, способные долго находиться в одном из двух устойчивых состояний и чередовать их под воздействием внешних сигналов. Они преимущественно изготовляются из полупроводниковых приборов (такие как биполярный и полевой транзисторы), в прошлом – из электромагнитных реле и электронных ламп. Состояния триггеров условно обозначаются как 0 и 1. Они сохраняются после прекращения действия переключающего сигнала, что позволяет их использовать как элементы памяти. Их состояния легко опознаются по значению выходного напряжения. При этом надо отметить, что состояние триггера не меняется после измерения выходного напряжения. Итак, особенность классического бита (или, что то же самое, триггера) состоит в том, что он может быть строго в двух состояниях, эти состояния устойчивы и не меняются после измерения. </text:span></text:p>
      <text:p text:style-name="P12"><text:span text:style-name="T8"><text:tab/>Прежде чем разбираться с устройстве квантовых битов (или кубитов), нужно разобраться с тем, что такое пространство состояний. В квантовой механике с каждой изолированной физической системой связывается комлексное векторное пространство со скалярным произведением с требованием полноты относительно метрики, порожденной скалярным произведением. Это пространство состояний физической системы. Оно вообще говоря, может быть бесконечномерным, однако, говоря о кубите, мы имеем дело с двумерным комплексным пространством C^2 (читается «цэ-два»). Обозначим его базисные векторы состояний за |0&gt; и |1&gt; - это так называемые кет-векторы. Они аналогичны состояниям 0 и 1 классического бита-триггера, хотя, конечно, это сравнение неформальное, так как физическая </text:span><text:soft-page-break/><text:span text:style-name="T8">реализация классических триггеров и квантовых кубитов принципиально отличается, да и базис в простанстве состояний можно выбрать бесконечным числом способов. Заметим, что произвольный вектор из пространства состояний является линейной комбинацией базисных кет-векторов. Здесь проявляется первое отличие кубита от классического бита – кубит находится в суперпозиции двух состояний и формально принимает бесконечное число значений. Значит ли это, что кубит имеет бесконечную вариацию состояний? Оказывается, что во время измерения кубит переходит только в одно из двух состояний- |0&gt; или |1&gt; и мы не можем измерить значений коэффициентов. Тем не менее, измеряя один и тот же кубит много раз, мы можем оценить квадраты модулей этих коэффициентов, поскольку они равны вероятностям перейти в соответствующее состояние. Отсюда кстати, получается условие нормировки. После измерения состояние кубита переходит с фиксированное состояние – ситуация, аналогичная коту Шреддингера. Это значит, что процесс измерения влияет на состояние кубита, в отличие от классического бита. Как будет далее, квантовые системы очень неустойчивы и требуют ресурсов для поддержания кубита в суперпозиции. Это также отличает классический бит от кубита. </text:span></text:p>
      <text:p text:style-name="P11"><text:span text:style-name="T5">Классический бит и квантовый (картинка)</text:span></text:p>
      <text:p text:style-name="P12"><text:span text:style-name="T8"><text:tab/>Геометрическая интерпретация состояния кубита получается из условия нормировки. Множитель с гамма можно игнорировать, так как он не приводит к наблюдаемым эффектам. Тогда мы получаем вектор состояния, зависящий от двух параметров, конец которого заметает единичную сферу Блоха. Пример физической реализации двухуровненой модели кубита – атом с электронном в основном и первым возбужденном состояниями. Облучая атом энергией в течении некоторого времени, можно перевести электрон из состояния 0 в состояние 1. Оказывается, что если сократить время облучения, то можно оставить электрон в суперпозиции этих двух состояний. Таким образом имеем атомную реализации кубита.</text:span></text:p>
      <text:p text:style-name="P13"/>
      <text:p text:style-name="P17"><text:span text:style-name="T8"><text:tab/></text:span> <text:s text:c="3"/></text:p>
      <text:p text:style-name="P17"/>
      <text:p text:style-name="P16"><text:s text:c="3"/></text:p>
      <text:p text:style-name="P17"/>
      <text:p text:style-name="P16"><text:s text:c="4"/><text:span text:style-name="T5">Принцип работы ионной ловушки. Общие сведения</text:span></text:p>
      <text:p text:style-name="P17"/>
      <text:p text:style-name="P17"><text:s text:c="3"/></text:p>
      <text:p text:style-name="P17"/>
      <text:p text:style-name="P17"><text:s text:c="4"/>Идея: контролирование спиновых состояний. Небольшое количество ионизированных атомов</text:p>
      <text:p text:style-name="P17"><text:s text:c="4"/>удерживается в электромагнитной ловушке, после чего они охлаждаются <text:s/>до температуры, при которой кинетическая энергия становится малой по сравнению со спиновыми энергиями.</text:p>
      <text:p text:style-name="P17"><text:s text:c="4"/>Включая внешнее резонансное магнитное поле, можно селективно воздействоавть на</text:p>
      <text:p text:style-name="P17"><text:s text:c="4"/>некоторую пару состояний.</text:p>
      <text:p text:style-name="P17"/>
      <text:p text:style-name="P17"/>
      <text:p text:style-name="P17"><text:s text:c="6"/>Физическая аппаратура</text:p>
      <text:p text:style-name="P17"/>
      <text:p text:style-name="P17"><text:s text:c="4"/>Главная часть экспериментальной установки: электромагнитная ловушка, оборудованная лазерами,</text:p>
      <text:p text:style-name="P17"><text:soft-page-break/><text:s text:c="4"/>фотодетекторы, ионы. Состоит из четырех цилиндрических электродов. Между внутренним и внешним</text:p>
      <text:p text:style-name="P17"><text:s text:c="4"/>участками электрода поддерживается постоянная разность потенциалов так, что ионы находятся в</text:p>
      <text:p text:style-name="P17"><text:s text:c="4"/>статическом потенциале kU0 (z^2 - (x^2 + y^2) / 2) и таким образом локализованы вдоль оси z.</text:p>
      <text:p text:style-name="P17"><text:s text:c="4"/>Однако, согласно теореме Ирншоу, заряд не может удерживаться по всем трем координатам</text:p>
      <text:p text:style-name="P17"><text:s text:c="4"/>в статическом потенциале, соответственно, на два из четырех электродов подают быстросциллирующее напряжение, создающее радиочастотный потенциал &lt; insert here &gt; , а два других электрода заземлены <text:s/>После усреднения по быстрым осцилляциям получаем эффективный параболический потенциал.</text:p>
      <text:p text:style-name="P17"/>
      <text:p text:style-name="P16"><text:s text:c="4"/><text:span text:style-name="T5">Захват иона. Ловушка Паули</text:span></text:p>
      <text:p text:style-name="P17"/>
      <text:p text:style-name="P17"><text:s text:c="8"/>RF trapping relies on time variation of a potential that, at any instant in time, is anti-confining in at least one dimension. Confinement using this time-variation is en- abled due to the inertia of a massive charged particle. It is thus clear that the stability of an ion in such a pondero- motive trapping potential created in this manner would depend on the parameters of both the RF potential, as well as of the ion itself. In fact, the motion of an ion in an RF Paul trap satisfies the Mathieu equation [11] and depends in detail on these parameters, i.e. the ion’s charge-to-mass ratio, the RF frequency, the RF ampli- tude, and the curvature of the potential. Solutions to the Mathieu equation result in so-called “secular” harmonic bounded motion at a frequency typically somewhat less</text:p>
      <text:p text:style-name="P17"/>
      <text:p text:style-name="P17"/>
      <text:p text:style-name="P17"/>
      <text:p text:style-name="P16"><text:s text:c="4"/><text:span text:style-name="T5">Доплеровское охлаждение</text:span></text:p>
      <text:p text:style-name="P17"/>
      <text:p text:style-name="P17"><text:s text:c="8"/>Доплеровское охлаждение — метод лазерного охлаждения, который основан на эффекте Доплера и спонтанном комбинационном рассеянии. Выберем два уровня энергии, основной и возбужденный, между которыми разрешен дипольный электрический переход. Вероятность столкновений молекул в единицу времени в газе много меньше, чем радиационная ширина спектральной линии перехода, и равна вероятности поглощения оптического фотона в единицу времени. Частота лазера выбирается несколько ниже частоты перехода. Благодаря эффекту Доплера те атомы, которые движутся навстречу фотону, «видят» более высокую частоту фотона и оказываются в условиях сильного резонансного рассеяния, в отличие от противоположного случая, когда условие резонанса не выполняется. В результате доминирует процесс поглощения фотонов со спонтанным переизлучением их в произвольном направлении в пространстве, сопровождающийся торможением движущихся атомов. При спонтанном комбинационном рассеянии в среднем происходит излучение фотона с частотой, большей чем у поглощённого фотона. Таким образом, излучённый фотон имеет большую энергию, чем поглощённый. Разность энергий этих фотонов «заимствуется» из энергии теплового движения атома. Если длина волны лазера равна, например, 600 нм, то в каждом акте рассеяния атом охлаждается на несколько милликельвин. В результате, для существенного охлаждения атома нужно порядка 100000 актов рассеяния.</text:p>
      <text:p text:style-name="P17"/>
      <text:p text:style-name="P16"><text:s/></text:p>
      <text:p text:style-name="P17"/>
      <text:p text:style-name="P17"/>
      <text:p text:style-name="P17"/>
      <text:p text:style-name="P17"/>
      <text:p text:style-name="P17"/>
      <text:p text:style-name="P17"><text:soft-page-break/></text:p>
      <text:p text:style-name="P17"/>
      <text:p text:style-name="P17"/>
      <text:p text:style-name="P16"><text:span text:style-name="T5">Кубит на ионной ловушке. Физическая реализация кубита</text:span></text:p>
      <text:p text:style-name="P17"/>
      <text:p text:style-name="P17">Любая двухуровневая квантовая система может образовать кубит, и есть два основных способа сформировать кубит с использованием электронных состояний иона</text:p>
      <text:p text:style-name="P17"/>
      <text:p text:style-name="P17"><text:span text:style-name="T10">Первый способ в реализации комьютера на ионах в ловушке – это кубит на оптичесих фотонах. Взглянем на энергетические переходы в ионе. Рассмотрим для примера атом кальция, который имеет только 1 электрон на внешней оболочке. Тогда для него получим диаграмму энергетических переходов, изображенную на картинке. Оптические кубиты сравнительно недолговечны, требуют более точный подобр частоты излучения лазера для коррекции.</text:span></text:p>
      <text:p text:style-name="P17"/>
      <text:p text:style-name="P17">Второй способ реализации кубитов – кубит на сверхтонкой структуре основного уровня.</text:p>
      <text:p text:style-name="P17"/>
      <text:p text:style-name="P17"><text:s text:c="4"/>Сверхтонкие кубиты чрезвычайно долговечны (время распада от тысяч до миллионов лет) и стабильны по фазе / частоте (традиционно используются для атомных стандартов частоты) Однако разность уровней энергии между уровнями сверхтонкой структуры и уровнями оптических фотонов намного меньше, что усложняет процесс их контролирования и инициализации.</text:p>
      <text:p text:style-name="P17"/>
      <text:p text:style-name="P16"><text:s text:c="3"/><text:span text:style-name="T6">Кубит на ионной ловушке. Инициализация системы</text:span></text:p>
      <text:p text:style-name="P17"/>
      <text:p text:style-name="P17"/>
      <text:p text:style-name="P17">Процесс подготовки ионных кубитов выглядит следующим образом: сначала каким-либо способ ионизируется вещество <text:span text:style-name="T11">(например, бомбардировка атома кальция про температуре около 800 градусах для выбивания внешнего электрона). После этого ионы заключают в ионную ловушку и используют доплеровское охлаждение для достижения основного невозбужденного уровня. Кроме того, нужен способ контролирования состояния квантовой системы. Для этого используется вынужденное и спонтанное излучение. Вынужденное излучение представляет собой испускание фотона атомов в том же направлении в той ситуации, когда на атом попадает фотон с энергией, равной энергии перехода.</text:span></text:p>
      <text:p text:style-name="P17"/>
      <text:p text:style-name="P17"><text:span text:style-name="T6"/></text:p>
      <text:p text:style-name="P17"/>
      <text:p text:style-name="P17"/>
      <text:p text:style-name="P17"/>
      <text:p text:style-name="P17"/>
      <text:p text:style-name="P17"/>
      <text:p text:style-name="P16"><text:s text:c="4"/><text:span text:style-name="T5">Кубит на ионной ловушке. Измерение конечного состояния</text:span></text:p>
      <text:p text:style-name="P17"/>
      <text:p text:style-name="P10"><text:soft-page-break/><text:span text:style-name="Основной_20_шрифт_20_абзаца"><text:span text:style-name="T2"><text:s text:c="4"/>Для измерения состояния кубита поступим следующим образом. Для начала необходимо высчитать частоту, которая может возбудить ион с </text:span></text:span><text:span text:style-name="Основной_20_шрифт_20_абзаца"><text:span text:style-name="T3">S на P энергетический уровень для определения состояния 0 или 1. Направляя пучок лазера непрерывно на ион, атом будет возбуждатся или переходить в основное состояние. При этом переходе будет испускаться излучения в видимом диапазоне. Однако, для этого же лазера он не сможет возбудить другое состояние в сверхтонкой структуре, так как нет достаточной энергии для такого перехода. В этом процессе при переходе из одного уровня энергии сверхтонкой структуры происходит излучения множественного количества фотонов, которые затем при помощи фотоумножителя происходит их регистрация. В том случае, если было другое состояние системы </text:span></text:span><text:span text:style-name="Основной_20_шрифт_20_абзаца"><text:span text:style-name="T4">(не 1, а 0), то излучения фотонов не будет.</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erif" svg:font-family="'Liberation Serif'"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Обычный"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Список" style:family="paragraph" style:parent-style-name="Text_20_body">
      <style:paragraph-properties fo:hyphenation-ladder-count="no-limit"/>
      <style:text-properties fo:hyphenate="false" loext:hyphenation-no-caps="false"/>
    </style:style>
    <style:style style:name="Название_20_объекта" style:display-name="Название объекта"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Основной_20_шрифт_20_абзаца" style:display-name="Основной шрифт абзаца"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2.2$MacOSX_X86_64 LibreOffice_project/8a45595d069ef5570103caea1b71cc9d82b2aae4</meta:generator>
    <meta:creation-date>2022-01-19T21:54:00Z</meta:creation-date>
    <dc:date>2022-01-20T15:58:25.952058746</dc:date>
    <meta:editing-cycles>26</meta:editing-cycles>
    <meta:editing-duration>PT12H31M5S</meta:editing-duration>
    <meta:document-statistic meta:table-count="0" meta:image-count="0" meta:object-count="0" meta:page-count="5" meta:paragraph-count="38" meta:word-count="1467" meta:character-count="11150" meta:non-whitespace-character-count="9596"/>
    <meta:template xlink:type="simple" xlink:actuate="onRequest" xlink:title="" xlink:href="Normal.dotm"/>
  </office:meta>
</office:document-meta>
</file>